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Wrapper.write( InputStream inputStream , String mimeType , String fileName , long file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Wrapper.updateImageDimen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rapper.ResourceWrapper( Document document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Wrapper.updateImageDimensions( String mimeType , InputStream stream , MetaData customMeta , String log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rapper.addResourceMeta( String fileName , String mimeType , InputStream stream , MetaData customMe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Wrapper.write( String sour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Wrapp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Wrapper.translateMimeType(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Wrapper.write( Par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Wrapper.canRead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Wrapper.getSourceExtension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